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3E8000003E85996F9E76E303C74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92in" fo:margin-left="-0.1903in" fo:margin-top="0in" fo:margin-bottom="0in" table:align="left"/>
    </style:style>
    <style:style style:name="Table2.A" style:family="table-column">
      <style:table-column-properties style:column-width="4.4979in"/>
    </style:style>
    <style:style style:name="Table2.B" style:family="table-column">
      <style:table-column-properties style:column-width="0.1278in"/>
    </style:style>
    <style:style style:name="Table2.C" style:family="table-column">
      <style:table-column-properties style:column-width="1.6243in"/>
    </style:style>
    <style:style style:name="Table2.D" style:family="table-column">
      <style:table-column-properties style:column-width="0.1236in"/>
    </style:style>
    <style:style style:name="Table2.E" style:family="table-column">
      <style:table-column-properties style:column-width="1.5056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8799in" fo:margin-left="-0.1903in" fo:margin-top="0in" fo:margin-bottom="0in" table:align="left"/>
    </style:style>
    <style:style style:name="Table5.A" style:family="table-column">
      <style:table-column-properties style:column-width="0.9993in"/>
    </style:style>
    <style:style style:name="Table5.B" style:family="table-column">
      <style:table-column-properties style:column-width="4.4396in"/>
    </style:style>
    <style:style style:name="Table5.C" style:family="table-column">
      <style:table-column-properties style:column-width="2.441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.0701in" fo:padding-right="0.0701in" fo:padding-top="0.1in" fo:padding-bottom="0in" fo:border="none"/>
    </style:style>
    <style:style style:name="Table6" style:family="table">
      <style:table-properties style:width="7.8799in" fo:margin-left="-0.1903in" fo:margin-top="0in" fo:margin-bottom="0in" table:align="left"/>
    </style:style>
    <style:style style:name="Table6.A" style:family="table-column">
      <style:table-column-properties style:column-width="0.9993in"/>
    </style:style>
    <style:style style:name="Table6.B" style:family="table-column">
      <style:table-column-properties style:column-width="6.8806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.0701in" fo:padding-right="0.0701in" fo:padding-top="0in" fo:padding-bottom="0in" fo:border="none"/>
    </style:style>
    <style:style style:name="Table13" style:family="table">
      <style:table-properties style:width="7.8799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4.8139in"/>
    </style:style>
    <style:style style:name="Table13.C" style:family="table-column">
      <style:table-column-properties style:column-width="2.0667in"/>
    </style:style>
    <style:style style:name="Table13.1" style:family="table-row">
      <style:table-row-properties style:min-row-height="0.3764in" fo:keep-together="auto"/>
    </style:style>
    <style:style style:name="Table13.A1" style:family="table-cell">
      <style:table-cell-properties style:vertical-align="" fo:padding-left="0.0701in" fo:padding-right="0.0701in" fo:padding-top="0.1in" fo:padding-bottom="0in" fo:border="none"/>
    </style:style>
    <style:style style:name="Table15" style:family="table">
      <style:table-properties style:width="7.8799in" fo:margin-left="-0.1903in" fo:margin-top="0in" fo:margin-bottom="0in" table:align="left"/>
    </style:style>
    <style:style style:name="Table15.A" style:family="table-column">
      <style:table-column-properties style:column-width="0.9993in"/>
    </style:style>
    <style:style style:name="Table15.B" style:family="table-column">
      <style:table-column-properties style:column-width="6.8806in"/>
    </style:style>
    <style:style style:name="Table15.1" style:family="table-row">
      <style:table-row-properties style:min-row-height="0.184in" fo:keep-together="auto"/>
    </style:style>
    <style:style style:name="Table15.A1" style:family="table-cell">
      <style:table-cell-properties style:vertical-align="" fo:padding-left="0.0701in" fo:padding-right="0.0701in" fo:padding-top="0in" fo:padding-bottom="0in" fo:border="none"/>
    </style:style>
    <style:style style:name="Table11" style:family="table">
      <style:table-properties style:width="7.8799in" fo:margin-left="-0.1903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4.8139in"/>
    </style:style>
    <style:style style:name="Table11.C" style:family="table-column">
      <style:table-column-properties style:column-width="2.0667in"/>
    </style:style>
    <style:style style:name="Table11.1" style:family="table-row">
      <style:table-row-properties style:min-row-height="0.3764in" fo:keep-together="auto"/>
    </style:style>
    <style:style style:name="Table11.A1" style:family="table-cell">
      <style:table-cell-properties style:vertical-align="" fo:padding-left="0.0701in" fo:padding-right="0.0701in" fo:padding-top="0.1in" fo:padding-bottom="0in" fo:border="none"/>
    </style:style>
    <style:style style:name="Table12" style:family="table">
      <style:table-properties style:width="7.8799in" fo:margin-left="-0.1903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6.8806in"/>
    </style:style>
    <style:style style:name="Table12.1" style:family="table-row">
      <style:table-row-properties style:min-row-height="0.184in" fo:keep-together="auto"/>
    </style:style>
    <style:style style:name="Table12.A1" style:family="table-cell">
      <style:table-cell-properties style:vertical-align="" fo:padding-left="0.0701in" fo:padding-right="0.0701in" fo:padding-top="0in" fo:padding-bottom="0in" fo:border="none"/>
    </style:style>
    <style:style style:name="Table7" style:family="table">
      <style:table-properties style:width="7.8799in" fo:margin-left="-0.1903in" fo:margin-top="0in" fo:margin-bottom="0in" table:align="left"/>
    </style:style>
    <style:style style:name="Table7.A" style:family="table-column">
      <style:table-column-properties style:column-width="0.9993in"/>
    </style:style>
    <style:style style:name="Table7.B" style:family="table-column">
      <style:table-column-properties style:column-width="4.8139in"/>
    </style:style>
    <style:style style:name="Table7.C" style:family="table-column">
      <style:table-column-properties style:column-width="2.0667in"/>
    </style:style>
    <style:style style:name="Table7.1" style:family="table-row">
      <style:table-row-properties style:min-row-height="0.0653in" fo:keep-together="auto"/>
    </style:style>
    <style:style style:name="Table7.A1" style:family="table-cell">
      <style:table-cell-properties style:vertical-align="" fo:padding-left="0.0701in" fo:padding-right="0.0701in" fo:padding-top="0.1in" fo:padding-bottom="0in" fo:border="none"/>
    </style:style>
    <style:style style:name="Table8" style:family="table">
      <style:table-properties style:width="7.8799in" fo:margin-left="-0.1903in" fo:margin-top="0in" fo:margin-bottom="0in" table:align="left"/>
    </style:style>
    <style:style style:name="Table8.A" style:family="table-column">
      <style:table-column-properties style:column-width="0.9993in"/>
    </style:style>
    <style:style style:name="Table8.B" style:family="table-column">
      <style:table-column-properties style:column-width="6.8806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.0701in" fo:padding-right="0.0701in" fo:padding-top="0in" fo:padding-bottom="0in" fo:border="none"/>
    </style:style>
    <style:style style:name="Table14" style:family="table">
      <style:table-properties style:width="7.8799in" fo:margin-left="-0.1903in" fo:margin-top="0in" fo:margin-bottom="0in" table:align="left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4.8139in"/>
    </style:style>
    <style:style style:name="Table14.C" style:family="table-column">
      <style:table-column-properties style:column-width="2.0667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.0701in" fo:padding-right="0.0701in" fo:padding-top="0.1in" fo:padding-bottom="0in" fo:border="none"/>
    </style:style>
    <style:style style:name="Table16" style:family="table">
      <style:table-properties style:width="7.8799in" fo:margin-left="-0.1903in" fo:margin-top="0in" fo:margin-bottom="0in" table:align="left"/>
    </style:style>
    <style:style style:name="Table16.A" style:family="table-column">
      <style:table-column-properties style:column-width="0.9993in"/>
    </style:style>
    <style:style style:name="Table16.B" style:family="table-column">
      <style:table-column-properties style:column-width="6.8806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.0701in" fo:padding-right="0.0701in" fo:padding-top="0in" fo:padding-bottom="0in" fo:border="none"/>
    </style:style>
    <style:style style:name="Table1" style:family="table">
      <style:table-properties style:width="7.8799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806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.0701in" fo:padding-right="0.0701in" fo:padding-top="0.1in" fo:padding-bottom="0in" fo:border="none"/>
    </style:style>
    <style:style style:name="Table3" style:family="table">
      <style:table-properties style:width="7.8799in" fo:margin-left="-0.1903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4.8139in"/>
    </style:style>
    <style:style style:name="Table3.C" style:family="table-column">
      <style:table-column-properties style:column-width="2.0667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.0701in" fo:padding-right="0.0701in" fo:padding-top="0.1in" fo:padding-bottom="0in" fo:border="none"/>
    </style:style>
    <style:style style:name="Table4" style:family="table">
      <style:table-properties style:width="7.8799in" fo:margin-left="-0.1903in" fo:margin-top="0in" fo:margin-bottom="0in" table:align="left"/>
    </style:style>
    <style:style style:name="Table4.A" style:family="table-column">
      <style:table-column-properties style:column-width="0.9993in"/>
    </style:style>
    <style:style style:name="Table4.B" style:family="table-column">
      <style:table-column-properties style:column-width="6.8806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.0701in" fo:padding-right="0.0701in" fo:padding-top="0.1in" fo:padding-bottom="0in" fo:border="none"/>
    </style:style>
    <style:style style:name="P1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4a4abb"/>
    </style:style>
    <style:style style:name="P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54bc46"/>
    </style:style>
    <style:style style:name="P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style="normal" fo:font-weight="bold" officeooo:rsid="007e263d" officeooo:paragraph-rsid="014a4abb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style="normal" fo:font-weight="bold" officeooo:rsid="007e263d" officeooo:paragraph-rsid="0154bc46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style="normal" fo:font-weight="bold" officeooo:rsid="007e263d" officeooo:paragraph-rsid="0156b8c0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7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paragraph-rsid="0156b8c0" style:font-name-asian="Roboto2" style:font-size-asian="10pt" style:font-weight-asian="bold" style:font-name-complex="Roboto2" style:font-size-complex="10pt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rsid="0108d36e" officeooo:paragraph-rsid="014a4abb" style:font-name-asian="Roboto2" style:font-size-asian="10pt" style:font-weight-asian="bold" style:font-name-complex="Roboto2" style:font-size-complex="10pt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officeooo:paragraph-rsid="0154bc46" style:font-name-asian="Roboto2" style:font-size-asian="10pt" style:font-name-complex="Roboto2" style:font-size-complex="10pt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rsid="01457e31" officeooo:paragraph-rsid="014fbfd4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weight="normal" officeooo:rsid="00f54a88" officeooo:paragraph-rsid="0154bc46" style:font-weight-asian="normal" style:font-weight-complex="normal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weight="normal" officeooo:paragraph-rsid="0156b8c0" style:font-weight-asian="normal" style:font-weight-complex="normal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54bc46"/>
    </style:style>
    <style:style style:name="P14" style:family="paragraph" style:parent-style-name="Heading_20_4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fo:color="#000000" style:font-name="Roboto" fo:font-size="10pt" fo:font-weight="bold" officeooo:rsid="0108d36e" officeooo:paragraph-rsid="0154bc46" style:font-name-asian="Roboto2" style:font-size-asian="10pt" style:font-weight-asian="bold" style:font-name-complex="Roboto2" style:font-size-complex="10pt" style:font-weight-complex="bold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paragraph-rsid="014a4abb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paragraph-rsid="0154bc46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paragraph-rsid="0156b8c0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weight="normal" officeooo:paragraph-rsid="014a4abb" style:font-weight-asian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weight="normal" officeooo:paragraph-rsid="0154bc46" style:font-weight-asian="normal" style:font-weight-complex="normal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italic" fo:font-weight="normal" officeooo:rsid="00f54a88" officeooo:paragraph-rsid="0154bc46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style="normal" fo:font-weight="bold" officeooo:paragraph-rsid="0154bc46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style="normal" officeooo:paragraph-rsid="0154bc46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rsid="00df5c81" officeooo:paragraph-rsid="0154bc46" style:font-name-asian="Roboto2" style:font-size-asian="10pt" style:font-weight-asian="bold" style:font-name-complex="Roboto2" style:font-size-complex="10pt" style:font-weight-complex="bold"/>
    </style:style>
    <style:style style:name="P2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rsid="009ff82e" officeooo:paragraph-rsid="0154bc46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officeooo:paragraph-rsid="0154bc46" style:font-name-asian="Roboto2" style:font-size-asian="10pt" style:font-name-complex="Roboto2" style:font-size-complex="10pt"/>
    </style:style>
    <style:style style:name="P26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154bc46"/>
    </style:style>
    <style:style style:name="P2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54bc46"/>
    </style:style>
    <style:style style:name="P2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2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154bc46" style:font-name-asian="Roboto2" style:font-size-asian="10pt" style:font-weight-asian="bold" style:font-name-complex="Roboto2" style:font-size-complex="10pt"/>
    </style:style>
    <style:style style:name="P3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156b8c0" style:font-name-asian="Roboto2" style:font-size-asian="10pt" style:font-weight-asian="bold" style:font-name-complex="Roboto2" style:font-size-complex="10pt"/>
    </style:style>
    <style:style style:name="P3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154bc46" officeooo:paragraph-rsid="0154bc46" style:font-name-asian="Roboto2" style:font-size-asian="10pt" style:font-weight-asian="bold" style:font-name-complex="Roboto2" style:font-size-complex="10pt"/>
    </style:style>
    <style:style style:name="P3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154bc46" officeooo:paragraph-rsid="0156b8c0" style:font-name-asian="Roboto2" style:font-size-asian="10pt" style:font-weight-asian="bold" style:font-name-complex="Roboto2" style:font-size-complex="10pt"/>
    </style:style>
    <style:style style:name="P3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54a88" officeooo:paragraph-rsid="0154bc46" style:font-name-asian="Roboto2" style:font-size-asian="10pt" style:font-weight-asian="bold" style:font-name-complex="Roboto2" style:font-size-complex="10pt"/>
    </style:style>
    <style:style style:name="P3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4ffae" officeooo:paragraph-rsid="0154bc46" style:font-name-asian="Roboto2" style:font-size-asian="10pt" style:font-weight-asian="bold" style:font-name-complex="Roboto2" style:font-size-complex="10pt"/>
    </style:style>
    <style:style style:name="P3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4ffae" officeooo:paragraph-rsid="0154bc46" style:font-name-asian="Roboto2" style:font-size-asian="10pt" style:font-weight-asian="bold" style:font-name-complex="Roboto2" style:font-size-complex="10pt"/>
    </style:style>
    <style:style style:name="P41" style:family="paragraph" style:parent-style-name="Standard">
      <style:paragraph-properties fo:line-height="115%" fo:text-align="start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2" style:family="paragraph" style:parent-style-name="Standard">
      <style:paragraph-properties fo:line-height="115%" fo:text-align="center" style:justify-single-word="false" fo:orphans="0" fo:widows="0" style:shadow="none"/>
      <style:text-properties style:font-name="Roboto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3" style:family="paragraph" style:parent-style-name="Standard">
      <style:paragraph-properties fo:line-height="115%" fo:text-align="center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4" style:family="paragraph" style:parent-style-name="Standard">
      <style:paragraph-properties fo:line-height="100%" fo:text-align="center" style:justify-single-word="false" fo:orphans="0" fo:widows="0"/>
      <style:text-properties style:font-name="Roboto" fo:font-size="6pt" officeooo:paragraph-rsid="00f4d3bb" style:font-size-asian="5.25pt" style:font-size-complex="6pt"/>
    </style:style>
    <style:style style:name="P45" style:family="paragraph" style:parent-style-name="Standard">
      <style:text-properties officeooo:paragraph-rsid="0154bc46"/>
    </style:style>
    <style:style style:name="P46" style:family="paragraph" style:parent-style-name="Standard">
      <style:text-properties officeooo:paragraph-rsid="014a4abb"/>
    </style:style>
    <style:style style:name="P47" style:family="paragraph" style:parent-style-name="Standard">
      <style:text-properties officeooo:paragraph-rsid="0156b8c0"/>
    </style:style>
    <style:style style:name="P48" style:family="paragraph" style:parent-style-name="Standard" style:list-style-name="L1">
      <style:paragraph-properties fo:line-height="100%" fo:orphans="0" fo:widows="0"/>
      <style:text-properties style:font-name="Roboto" fo:font-size="10pt" fo:font-style="normal" style:text-underline-style="none" fo:font-weight="normal" officeooo:rsid="0102247f" officeooo:paragraph-rsid="014a4ab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9" style:family="paragraph" style:parent-style-name="Standard" style:list-style-name="L1">
      <style:paragraph-properties fo:line-height="100%" fo:orphans="0" fo:widows="0"/>
      <style:text-properties style:font-name="Roboto" fo:font-size="10pt" fo:font-style="normal" style:text-underline-style="none" fo:font-weight="normal" officeooo:rsid="00bf2b2d" officeooo:paragraph-rsid="0156b8c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0" style:family="paragraph" style:parent-style-name="Standard" style:list-style-name="L2">
      <style:paragraph-properties fo:line-height="100%" fo:orphans="0" fo:widows="0"/>
      <style:text-properties style:font-name="Roboto" fo:font-size="10pt" fo:font-style="normal" style:text-underline-style="none" fo:font-weight="normal" officeooo:rsid="008f9311" officeooo:paragraph-rsid="0154bc4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1" style:family="paragraph" style:parent-style-name="Standard" style:list-style-name="L2">
      <style:paragraph-properties fo:line-height="100%" fo:orphans="0" fo:widows="0"/>
      <style:text-properties style:font-name="Roboto" fo:font-size="10pt" fo:font-weight="normal" officeooo:rsid="01301382" officeooo:paragraph-rsid="0154bc46" style:font-name-asian="Roboto2" style:font-size-asian="10pt" style:font-weight-asian="normal" style:font-name-complex="Roboto2" style:font-size-complex="10pt" style:font-weight-complex="normal"/>
    </style:style>
    <style:style style:name="P52" style:family="paragraph" style:parent-style-name="Standard" style:list-style-name="L2">
      <style:paragraph-properties fo:line-height="100%" fo:orphans="0" fo:widows="0"/>
      <style:text-properties style:font-name="Roboto" fo:font-size="10pt" officeooo:paragraph-rsid="0154bc46" style:font-name-asian="Roboto2" style:font-size-asian="10pt" style:font-name-complex="Roboto2" style:font-size-complex="10pt"/>
    </style:style>
    <style:style style:name="P53" style:family="paragraph" style:parent-style-name="Standard" style:list-style-name="L1">
      <style:paragraph-properties fo:line-height="100%" fo:orphans="0" fo:widows="0"/>
      <style:text-properties officeooo:paragraph-rsid="0156b8c0"/>
    </style:style>
    <style:style style:name="P54" style:family="paragraph" style:parent-style-name="Standard" style:list-style-name="L1">
      <style:paragraph-properties fo:line-height="100%" fo:orphans="0" fo:widows="0"/>
      <style:text-properties officeooo:paragraph-rsid="0154bc46"/>
    </style:style>
    <style:style style:name="P55" style:family="paragraph" style:parent-style-name="Standard" style:list-style-name="L2">
      <style:paragraph-properties fo:line-height="100%" fo:orphans="0" fo:widows="0"/>
      <style:text-properties officeooo:paragraph-rsid="0156b8c0"/>
    </style:style>
    <style:style style:name="P56" style:family="paragraph" style:parent-style-name="Standard" style:list-style-name="L2">
      <style:paragraph-properties fo:line-height="100%" fo:orphans="0" fo:widows="0"/>
      <style:text-properties officeooo:paragraph-rsid="0154bc46"/>
    </style:style>
    <style:style style:name="P57" style:family="paragraph" style:parent-style-name="Standard" style:list-style-name="L1">
      <style:paragraph-properties fo:line-height="100%" fo:orphans="0" fo:widows="0"/>
      <style:text-properties officeooo:rsid="01574f8c" officeooo:paragraph-rsid="01574f8c"/>
    </style:style>
    <style:style style:name="P58" style:family="paragraph" style:parent-style-name="Standard" style:list-style-name="L2">
      <style:text-properties officeooo:paragraph-rsid="0154bc46"/>
    </style:style>
    <style:style style:name="P59" style:family="paragraph" style:parent-style-name="Standard" style:list-style-name="L2">
      <style:paragraph-properties fo:line-height="100%" fo:orphans="0" fo:widows="0"/>
      <style:text-properties officeooo:rsid="0102247f" officeooo:paragraph-rsid="0154bc46"/>
    </style:style>
    <style:style style:name="P60" style:family="paragraph" style:parent-style-name="Standard" style:list-style-name="L2">
      <style:paragraph-properties fo:line-height="100%" fo:orphans="0" fo:widows="0"/>
      <style:text-properties fo:font-weight="normal" officeooo:rsid="00df5c81" officeooo:paragraph-rsid="0154bc46" style:font-weight-asian="normal" style:font-weight-complex="normal"/>
    </style:style>
    <style:style style:name="P61" style:family="paragraph" style:parent-style-name="Standard" style:list-style-name="L2">
      <style:paragraph-properties fo:line-height="100%" fo:orphans="0" fo:widows="0"/>
      <style:text-properties fo:font-weight="normal" officeooo:rsid="0141ba85" officeooo:paragraph-rsid="0154bc46" style:font-weight-asian="normal" style:font-weight-complex="normal"/>
    </style:style>
    <style:style style:name="P62" style:family="paragraph" style:parent-style-name="Standard" style:list-style-name="L2">
      <style:paragraph-properties fo:line-height="100%" fo:orphans="0" fo:widows="0"/>
      <style:text-properties fo:font-style="normal" style:text-underline-style="none" fo:font-weight="normal" officeooo:paragraph-rsid="0154bc46" style:font-style-asian="normal" style:font-weight-asian="normal" style:font-style-complex="normal" style:font-weight-complex="normal"/>
    </style:style>
    <style:style style:name="P63" style:family="paragraph" style:parent-style-name="Text_20_body" style:master-page-name="Standard">
      <style:paragraph-properties style:page-number="1" fo:break-before="auto" fo:break-after="auto"/>
      <style:text-properties style:font-name="Roboto" fo:font-size="6pt" style:font-size-asian="5.25pt" style:font-size-complex="6pt"/>
    </style:style>
    <style:style style:name="P6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4ff28a" style:font-name-asian="Roboto2" style:font-weight-asian="bold" style:font-name-complex="Roboto2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officeooo:rsid="005fbdae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0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1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12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officeooo:rsid="0154bc46" style:font-name-asian="Roboto2" style:font-size-asian="10pt" style:font-style-asian="italic" style:font-name-complex="Roboto2" style:font-size-complex="10pt" style:font-style-complex="italic"/>
    </style:style>
    <style:style style:name="T15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16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17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18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19" style:family="text">
      <style:text-properties fo:font-size="10pt" fo:font-style="italic" officeooo:rsid="0154bc46" style:font-name-asian="Roboto2" style:font-size-asian="10pt" style:font-style-asian="italic" style:font-name-complex="Roboto2" style:font-size-complex="10pt" style:font-style-complex="normal"/>
    </style:style>
    <style:style style:name="T20" style:family="text">
      <style:text-properties fo:font-size="10pt" fo:font-style="italic" officeooo:rsid="0156b8c0" style:font-name-asian="Roboto2" style:font-size-asian="10pt" style:font-style-asian="italic" style:font-name-complex="Roboto2" style:font-size-complex="10pt" style:font-style-complex="normal"/>
    </style:style>
    <style:style style:name="T21" style:family="text">
      <style:text-properties fo:font-size="10pt" fo:font-style="italic" fo:font-weight="normal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2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3" style:family="text">
      <style:text-properties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4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5" style:family="text">
      <style:text-properties fo:font-size="10pt" fo:font-style="italic" fo:font-weight="normal" officeooo:rsid="0137b60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6" style:family="text">
      <style:text-properties fo:font-size="10pt" fo:font-style="italic" fo:font-weight="normal" officeooo:rsid="0154bc46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7" style:family="text">
      <style:text-properties fo:font-size="10pt" fo:font-style="italic" fo:font-weight="normal" officeooo:rsid="0156b8c0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8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9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30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31" style:family="text">
      <style:text-properties fo:font-size="10pt" fo:font-weight="normal" officeooo:rsid="005fbdae" style:font-name-asian="Roboto2" style:font-size-asian="10pt" style:font-weight-asian="normal" style:font-name-complex="Roboto2" style:font-size-complex="10pt" style:font-weight-complex="normal"/>
    </style:style>
    <style:style style:name="T32" style:family="text">
      <style:text-properties fo:font-size="10pt" fo:font-weight="normal" officeooo:rsid="0060ff9f" style:font-name-asian="Roboto2" style:font-size-asian="10pt" style:font-weight-asian="normal" style:font-name-complex="Roboto2" style:font-size-complex="10pt" style:font-weight-complex="normal"/>
    </style:style>
    <style:style style:name="T33" style:family="text">
      <style:text-properties fo:font-size="10pt" fo:font-weight="normal" officeooo:rsid="010d678c" style:font-name-asian="Roboto2" style:font-size-asian="10pt" style:font-weight-asian="normal" style:font-name-complex="Roboto2" style:font-size-complex="10pt" style:font-weight-complex="normal"/>
    </style:style>
    <style:style style:name="T34" style:family="text">
      <style:text-properties fo:font-size="10pt" fo:font-weight="normal" officeooo:rsid="0119fa8b" style:font-name-asian="Roboto2" style:font-size-asian="10pt" style:font-weight-asian="normal" style:font-name-complex="Roboto2" style:font-size-complex="10pt" style:font-weight-complex="normal"/>
    </style:style>
    <style:style style:name="T35" style:family="text">
      <style:text-properties fo:font-size="10pt" fo:font-style="normal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6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7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8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9" style:family="text">
      <style:text-properties fo:font-size="10pt" fo:font-style="normal" fo:font-weight="normal" officeooo:rsid="00f42c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0" style:family="text">
      <style:text-properties fo:font-size="10pt" fo:font-style="normal" fo:font-weight="normal" officeooo:rsid="014921d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1" style:family="text">
      <style:text-properties fo:font-size="10pt" fo:font-style="normal" fo:font-weight="normal" officeooo:rsid="014ddbd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2" style:family="text">
      <style:text-properties fo:font-size="10pt" fo:font-style="normal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3" style:family="text">
      <style:text-properties fo:font-size="10pt" fo:font-style="normal" fo:font-weight="normal" officeooo:rsid="013cbb4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4" style:family="text">
      <style:text-properties fo:font-size="10pt" fo:font-style="normal" fo:font-weight="normal" officeooo:rsid="00edebf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5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46" style:family="text">
      <style:text-properties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7" style:family="text">
      <style:text-properties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8" style:family="text">
      <style:text-properties fo:font-size="10pt" fo:font-style="normal" fo:font-weight="bold" officeooo:rsid="00edebf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9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50" style:family="text">
      <style:text-properties fo:font-size="10pt" fo:font-style="normal" fo:font-weight="bold" officeooo:rsid="00edebf5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51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2" style:family="text">
      <style:text-properties fo:font-size="10pt" fo:font-style="normal" style:text-underline-style="none" fo:font-weight="normal" officeooo:rsid="014f975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3" style:family="text">
      <style:text-properties style:font-name="Roboto" fo:font-size="10pt" style:font-name-asian="Roboto2" style:font-size-asian="10pt" style:font-name-complex="Roboto2" style:font-size-complex="10pt"/>
    </style:style>
    <style:style style:name="T54" style:family="text">
      <style:text-properties style:font-name="Roboto" fo:font-size="10pt" officeooo:rsid="008f9311" style:font-name-asian="Roboto2" style:font-size-asian="10pt" style:font-name-complex="Roboto2" style:font-size-complex="10pt"/>
    </style:style>
    <style:style style:name="T55" style:family="text">
      <style:text-properties style:font-name="Roboto" fo:font-size="10pt" officeooo:rsid="00bc0279" style:font-name-asian="Roboto2" style:font-size-asian="10pt" style:font-name-complex="Roboto2" style:font-size-complex="10pt"/>
    </style:style>
    <style:style style:name="T56" style:family="text">
      <style:text-properties style:font-name="Roboto" fo:font-size="10pt" officeooo:rsid="00c463f2" style:font-name-asian="Roboto2" style:font-size-asian="10pt" style:font-name-complex="Roboto2" style:font-size-complex="10pt"/>
    </style:style>
    <style:style style:name="T57" style:family="text">
      <style:text-properties style:font-name="Roboto" fo:font-size="10pt" officeooo:rsid="01294c75" style:font-name-asian="Roboto2" style:font-size-asian="10pt" style:font-name-complex="Roboto2" style:font-size-complex="10pt"/>
    </style:style>
    <style:style style:name="T58" style:family="text">
      <style:text-properties style:font-name="Roboto" fo:font-size="10pt" officeooo:rsid="012a0f54" style:font-name-asian="Roboto2" style:font-size-asian="10pt" style:font-name-complex="Roboto2" style:font-size-complex="10pt"/>
    </style:style>
    <style:style style:name="T59" style:family="text">
      <style:text-properties style:font-name="Roboto" fo:font-size="10pt" fo:font-weight="bold" style:font-name-asian="Roboto2" style:font-size-asian="10pt" style:font-weight-asian="bold" style:font-name-complex="Roboto2" style:font-size-complex="10pt"/>
    </style:style>
    <style:style style:name="T60" style:family="text">
      <style:text-properties style:font-name="Roboto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61" style:family="text">
      <style:text-properties style:font-name="Roboto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62" style:family="text">
      <style:text-properties style:font-name="Roboto" fo:font-size="10pt" fo:font-weight="bold" officeooo:rsid="01301382" style:font-name-asian="Roboto2" style:font-size-asian="10pt" style:font-weight-asian="bold" style:font-name-complex="Roboto2" style:font-size-complex="10pt" style:font-weight-complex="bold"/>
    </style:style>
    <style:style style:name="T63" style:family="text">
      <style:text-properties style:font-name="Roboto" fo:font-size="10pt" fo:font-weight="bold" officeooo:rsid="008b6a72" style:font-name-asian="Roboto2" style:font-size-asian="10pt" style:font-weight-asian="bold" style:font-name-complex="Roboto2" style:font-size-complex="10pt"/>
    </style:style>
    <style:style style:name="T64" style:family="text">
      <style:text-properties style:font-name="Roboto" fo:font-size="10pt" fo:font-weight="bold" officeooo:rsid="0100c247" style:font-name-asian="Roboto2" style:font-size-asian="10pt" style:font-weight-asian="bold" style:font-name-complex="Roboto2" style:font-size-complex="10pt"/>
    </style:style>
    <style:style style:name="T65" style:family="text">
      <style:text-properties style:font-name="Roboto" fo:font-size="10pt" fo:font-weight="bold" officeooo:rsid="0102247f" style:font-name-asian="Roboto2" style:font-size-asian="10pt" style:font-weight-asian="bold" style:font-name-complex="Roboto2" style:font-size-complex="10pt"/>
    </style:style>
    <style:style style:name="T66" style:family="text">
      <style:text-properties style:font-name="Roboto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67" style:family="text">
      <style:text-properties style:font-name="Roboto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68" style:family="text">
      <style:text-properties style:font-name="Roboto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69" style:family="text">
      <style:text-properties style:font-name="Roboto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70" style:family="text">
      <style:text-properties style:font-name="Roboto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71" style:family="text">
      <style:text-properties style:font-name="Roboto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72" style:family="text">
      <style:text-properties style:font-name="Roboto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73" style:family="text">
      <style:text-properties style:font-name="Roboto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74" style:family="text">
      <style:text-properties style:font-name="Roboto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75" style:family="text">
      <style:text-properties style:font-name="Roboto" fo:font-size="10pt" fo:font-weight="normal" officeooo:rsid="011bd99b" style:font-name-asian="Roboto2" style:font-size-asian="10pt" style:font-weight-asian="normal" style:font-name-complex="Roboto2" style:font-size-complex="10pt" style:font-weight-complex="normal"/>
    </style:style>
    <style:style style:name="T76" style:family="text">
      <style:text-properties style:font-name="Roboto" fo:font-size="10pt" fo:font-weight="normal" officeooo:rsid="01294c75" style:font-name-asian="Roboto2" style:font-size-asian="10pt" style:font-weight-asian="normal" style:font-name-complex="Roboto2" style:font-size-complex="10pt" style:font-weight-complex="normal"/>
    </style:style>
    <style:style style:name="T77" style:family="text">
      <style:text-properties style:font-name="Roboto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78" style:family="text">
      <style:text-properties style:font-name="Roboto"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79" style:family="text">
      <style:text-properties style:font-name="Roboto" fo:font-size="10pt" fo:font-style="normal" style:text-underline-style="none" fo:font-weight="bold" officeooo:rsid="0102f15b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80" style:family="text">
      <style:text-properties style:font-name="Roboto"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81" style:family="text">
      <style:text-properties style:font-name="Roboto"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82" style:family="text">
      <style:text-properties style:font-name="Roboto"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83" style:family="text">
      <style:text-properties style:font-name="Roboto" fo:font-size="10pt" fo:font-style="normal" style:text-underline-style="none" officeooo:rsid="00fa5ce4" style:font-name-asian="Roboto2" style:font-size-asian="10pt" style:font-style-asian="normal" style:font-name-complex="Roboto2" style:font-size-complex="10pt" style:font-style-complex="normal"/>
    </style:style>
    <style:style style:name="T84" style:family="text">
      <style:text-properties style:font-name="Roboto" fo:font-size="10pt" fo:font-style="normal" style:text-underline-style="none" officeooo:rsid="01294c75" style:font-name-asian="Roboto2" style:font-size-asian="10pt" style:font-style-asian="normal" style:font-name-complex="Roboto2" style:font-size-complex="10pt" style:font-style-complex="normal"/>
    </style:style>
    <style:style style:name="T85" style:family="text">
      <style:text-properties style:font-name="Roboto" fo:font-size="10pt" fo:font-style="normal" style:text-underline-style="none" officeooo:rsid="012a0f54" style:font-name-asian="Roboto2" style:font-size-asian="10pt" style:font-style-asian="normal" style:font-name-complex="Roboto2" style:font-size-complex="10pt" style:font-style-complex="normal"/>
    </style:style>
    <style:style style:name="T86" style:family="text">
      <style:text-properties style:font-name="Roboto" fo:font-size="10pt" fo:font-style="normal" style:text-underline-style="none" officeooo:rsid="012e6290" style:font-name-asian="Roboto2" style:font-size-asian="10pt" style:font-style-asian="normal" style:font-name-complex="Roboto2" style:font-size-complex="10pt" style:font-style-complex="normal"/>
    </style:style>
    <style:style style:name="T87" style:family="text">
      <style:text-properties style:font-name="Roboto" fo:font-size="10pt" fo:font-style="normal" style:text-underline-style="none" officeooo:rsid="01378930" style:font-name-asian="Roboto2" style:font-size-asian="10pt" style:font-style-asian="normal" style:font-name-complex="Roboto2" style:font-size-complex="10pt" style:font-style-complex="normal"/>
    </style:style>
    <style:style style:name="T88" style:family="text">
      <style:text-properties style:font-name="Roboto" fo:font-size="10pt" fo:font-style="normal" style:text-underline-style="none" officeooo:rsid="01423137" style:font-name-asian="Roboto2" style:font-size-asian="10pt" style:font-style-asian="normal" style:font-name-complex="Roboto2" style:font-size-complex="10pt" style:font-style-complex="normal"/>
    </style:style>
    <style:style style:name="T89" style:family="text">
      <style:text-properties style:font-name="Roboto" fo:font-size="10pt" fo:font-style="normal" style:text-underline-style="none" officeooo:rsid="0143feb1" style:font-name-asian="Roboto2" style:font-size-asian="10pt" style:font-style-asian="normal" style:font-name-complex="Roboto2" style:font-size-complex="10pt" style:font-style-complex="normal"/>
    </style:style>
    <style:style style:name="T90" style:family="text">
      <style:text-properties style:font-name="Roboto" fo:font-size="10pt" fo:font-style="normal" style:text-underline-style="none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1" style:family="text">
      <style:text-properties style:font-name="Roboto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2" style:family="text">
      <style:text-properties style:font-name="Roboto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3" style:family="text">
      <style:text-properties style:font-name="Roboto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4" style:family="text">
      <style:text-properties style:font-name="Roboto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5" style:family="text">
      <style:text-properties style:font-name="Roboto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6" style:family="text">
      <style:text-properties style:font-name="Roboto"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7" style:family="text">
      <style:text-properties style:font-name="Roboto"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8" style:family="text">
      <style:text-properties style:font-name="Roboto" fo:font-size="10pt" fo:font-style="normal" style:text-underline-style="none" fo:font-weight="normal" officeooo:rsid="0107b52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9" style:family="text">
      <style:text-properties style:font-name="Roboto"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0" style:family="text">
      <style:text-properties style:font-name="Roboto" fo:font-size="10pt" fo:font-style="normal" style:text-underline-style="none" fo:font-weight="normal" officeooo:rsid="011edc5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1" style:family="text">
      <style:text-properties style:font-name="Roboto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2" style:family="text">
      <style:text-properties style:font-name="Roboto" fo:font-size="10pt" fo:font-style="normal" style:text-underline-style="none" fo:font-weight="normal" officeooo:rsid="0108d36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3" style:family="text">
      <style:text-properties style:font-name="Roboto" fo:font-size="10pt" fo:font-style="normal" style:text-underline-style="none" fo:font-weight="normal" officeooo:rsid="0112c09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4" style:family="text">
      <style:text-properties style:font-name="Roboto" fo:font-size="10pt" fo:font-style="normal" style:text-underline-style="none" fo:font-weight="normal" officeooo:rsid="0109d0b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5" style:family="text">
      <style:text-properties style:font-name="Roboto" fo:font-size="10pt" fo:font-style="normal" style:text-underline-style="none" fo:font-weight="normal" officeooo:rsid="0111f1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6" style:family="text">
      <style:text-properties style:font-name="Roboto"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7" style:family="text">
      <style:text-properties style:font-name="Roboto" fo:font-size="10pt" fo:font-style="normal" style:text-underline-style="none" fo:font-weight="normal" officeooo:rsid="012a372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8" style:family="text">
      <style:text-properties style:font-name="Roboto"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9" style:family="text">
      <style:text-properties style:font-name="Roboto"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10" style:family="text">
      <style:text-properties style:font-name="Roboto" fo:font-size="10pt" fo:font-style="normal" style:text-underline-style="none" fo:font-weight="normal" officeooo:rsid="012e471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11" style:family="text">
      <style:text-properties style:font-name="Roboto" fo:font-size="10pt" fo:font-style="normal" style:text-underline-style="none" fo:font-weight="normal" officeooo:rsid="00c34b7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12" style:family="text">
      <style:text-properties style:font-name="Roboto" fo:font-size="10pt" fo:font-style="normal" style:text-underline-style="none" fo:font-weight="normal" officeooo:rsid="0154bc4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13" style:family="text">
      <style:text-properties style:font-name="Roboto" fo:font-size="10pt" fo:font-style="normal" style:text-underline-style="none" fo:font-weight="normal" officeooo:rsid="0156b8c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14" style:family="text">
      <style:text-properties style:font-name="Roboto" fo:font-size="10pt" fo:font-style="normal" style:text-underline-style="none" fo:font-weight="normal" officeooo:rsid="015730f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15" style:family="text">
      <style:text-properties style:font-name="Roboto" fo:font-size="10pt" fo:font-style="normal" style:text-underline-style="none" fo:font-weight="normal" officeooo:rsid="01574f8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16" style:family="text">
      <style:text-properties style:font-name="Roboto" fo:font-size="10pt" fo:font-style="normal" style:text-underline-style="none" fo:font-weight="normal" officeooo:rsid="0159fe4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17" style:family="text">
      <style:text-properties style:font-name="Roboto" fo:font-size="10pt" fo:font-style="normal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18" style:family="text">
      <style:text-properties style:font-name="Roboto" fo:font-size="10pt" fo:font-style="normal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19" style:family="text">
      <style:text-properties style:font-name="Roboto" fo:font-size="10pt" fo:font-style="normal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0" style:family="text">
      <style:text-properties style:font-name="Roboto" fo:font-size="10pt" fo:font-style="normal" fo:font-weight="normal" officeooo:rsid="009e03b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1" style:family="text">
      <style:text-properties style:font-name="Roboto" fo:font-size="10pt" fo:font-style="normal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2" style:family="text">
      <style:text-properties style:font-name="Roboto"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3" style:family="text">
      <style:text-properties style:font-name="Roboto" fo:font-size="10pt" fo:font-style="normal" fo:font-weight="normal" officeooo:rsid="00fb28d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4" style:family="text">
      <style:text-properties style:font-name="Roboto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25" style:family="text">
      <style:text-properties style:font-name="Roboto"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26" style:family="text">
      <style:text-properties style:font-name="Roboto"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27" style:family="text">
      <style:text-properties style:font-name="Roboto"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28" style:family="text">
      <style:text-properties style:font-name="Roboto"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29" style:family="text">
      <style:text-properties style:font-name="Roboto"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130" style:family="text">
      <style:text-properties style:font-name="Roboto"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131" style:family="text">
      <style:text-properties style:font-name="Roboto"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132" style:family="text">
      <style:text-properties style:font-name="Roboto" fo:font-size="10pt" fo:font-style="normal" officeooo:rsid="00ba1d29" style:font-name-asian="Roboto2" style:font-size-asian="10pt" style:font-style-asian="normal" style:font-name-complex="Roboto2" style:font-size-complex="10pt" style:font-style-complex="normal"/>
    </style:style>
    <style:style style:name="T133" style:family="text">
      <style:text-properties style:font-name="Roboto"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134" style:family="text">
      <style:text-properties style:font-name="Roboto" fo:font-size="10pt" fo:font-style="normal" officeooo:rsid="0140054b" style:font-name-asian="Roboto2" style:font-size-asian="10pt" style:font-style-asian="normal" style:font-name-complex="Roboto2" style:font-size-complex="10pt" style:font-style-complex="normal"/>
    </style:style>
    <style:style style:name="T135" style:family="text">
      <style:text-properties style:font-name="Roboto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36" style:family="text">
      <style:text-properties style:font-name="Roboto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37" style:family="text">
      <style:text-properties style:font-name="Roboto" fo:font-size="10pt" fo:font-style="italic" style:font-name-asian="Roboto2" style:font-size-asian="10pt" style:font-style-asian="italic" style:font-name-complex="Roboto2" style:font-size-complex="10pt"/>
    </style:style>
    <style:style style:name="T138" style:family="text">
      <style:text-properties style:font-name="Roboto"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139" style:family="text">
      <style:text-properties style:font-name="Roboto" fo:font-size="10pt" style:font-size-asian="10pt" style:font-size-complex="10pt"/>
    </style:style>
    <style:style style:name="T140" style:family="text">
      <style:text-properties style:font-name="Roboto" fo:font-size="10pt" officeooo:rsid="0102247f" style:font-size-asian="10pt" style:font-size-complex="10pt"/>
    </style:style>
    <style:style style:name="T141" style:family="text">
      <style:text-properties fo:font-weight="normal" style:font-weight-asian="normal" style:font-weight-complex="normal"/>
    </style:style>
    <style:style style:name="T142" style:family="text">
      <style:text-properties fo:font-weight="normal" officeooo:rsid="01475f55" style:font-weight-asian="normal" style:font-weight-complex="normal"/>
    </style:style>
    <style:style style:name="T143" style:family="text">
      <style:text-properties fo:font-weight="normal" officeooo:rsid="014ff28a" style:font-name-asian="Roboto2" style:font-weight-asian="normal" style:font-name-complex="Roboto2" style:font-weight-complex="normal"/>
    </style:style>
    <style:style style:name="T144" style:family="text">
      <style:text-properties fo:font-weight="normal" officeooo:rsid="0152a1a6" style:font-name-asian="Roboto2" style:font-weight-asian="normal" style:font-name-complex="Roboto2" style:font-weight-complex="normal"/>
    </style:style>
    <style:style style:name="T145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46" style:family="text">
      <style:text-properties fo:font-style="normal" officeooo:rsid="008e79c7" style:font-style-asian="normal" style:font-style-complex="normal"/>
    </style:style>
    <style:style style:name="T147" style:family="text">
      <style:text-properties fo:font-style="normal" officeooo:rsid="0135db3b" style:font-style-asian="normal" style:font-style-complex="normal"/>
    </style:style>
    <style:style style:name="T148" style:family="text">
      <style:text-properties fo:font-style="normal" officeooo:rsid="01372b69" style:font-style-asian="normal" style:font-style-complex="normal"/>
    </style:style>
    <style:style style:name="T149" style:family="text">
      <style:text-properties fo:font-style="normal" fo:font-weight="normal" officeooo:rsid="007e263d" style:font-style-asian="normal" style:font-weight-asian="normal" style:font-style-complex="normal" style:font-weight-complex="normal"/>
    </style:style>
    <style:style style:name="T150" style:family="text">
      <style:text-properties officeooo:rsid="0094c2de"/>
    </style:style>
    <style:style style:name="T151" style:family="text">
      <style:text-properties officeooo:rsid="00a884b6"/>
    </style:style>
    <style:style style:name="T152" style:family="text">
      <style:text-properties officeooo:rsid="00ad8019"/>
    </style:style>
    <style:style style:name="T153" style:family="text">
      <style:text-properties officeooo:rsid="00d0b07b"/>
    </style:style>
    <style:style style:name="T154" style:family="text">
      <style:text-properties officeooo:rsid="00e1f740"/>
    </style:style>
    <style:style style:name="T155" style:family="text">
      <style:text-properties officeooo:rsid="00f54a88"/>
    </style:style>
    <style:style style:name="T156" style:family="text">
      <style:text-properties officeooo:rsid="0100c247"/>
    </style:style>
    <style:style style:name="T157" style:family="text">
      <style:text-properties fo:color="#000000" style:text-underline-style="none"/>
    </style:style>
    <style:style style:name="T158" style:family="text">
      <style:text-properties officeooo:rsid="012a0f54"/>
    </style:style>
    <style:style style:name="T159" style:family="text">
      <style:text-properties officeooo:rsid="01301382"/>
    </style:style>
    <style:style style:name="T160" style:family="text">
      <style:text-properties officeooo:rsid="0134be7f"/>
    </style:style>
    <style:style style:name="T161" style:family="text">
      <style:text-properties officeooo:rsid="014965fe"/>
    </style:style>
    <style:style style:name="T162" style:family="text">
      <style:text-properties officeooo:rsid="014ff28a"/>
    </style:style>
    <style:style style:name="T163" style:family="text">
      <style:text-properties officeooo:rsid="014ff28a" style:font-name-asian="Roboto2" style:font-name-complex="Roboto2"/>
    </style:style>
    <style:style style:name="T16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7102in" svg:y="0.3583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7339in" svg:y="0.5898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7445in" svg:y="0.8055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5" text:anchor-type="page" text:anchor-page-number="1" svg:x="6.4673in" svg:y="0.7972in" svg:width="0.1929in" svg:height="0.1929in" draw:z-index="3">
        <draw:image xlink:href="Pictures/10000201000003E8000003E85996F9E76E303C74.png" xlink:type="simple" xlink:show="embed" xlink:actuate="onLoad" loext:mime-type="image/png"/>
      </draw:frame>
      <draw:frame draw:style-name="fr1" draw:name="Image1" text:anchor-type="page" text:anchor-page-number="1" svg:x="6.4673in" svg:y="0.3728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4709in" svg:y="0.5874in" svg:width="0.189in" svg:height="0.189in" draw:z-index="5">
        <draw:image xlink:href="Pictures/10000201000000400000004041AC2129FF0AA4C7.png" xlink:type="simple" xlink:show="embed" xlink:actuate="onLoad" loext:mime-type="image/png"/>
      </draw:frame>
      <text:p text:style-name="P6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5"><text:span text:style-name="T150">R</text:span>ICHARD S. ZHU</text:p>
          </table:table-cell>
          <table:table-cell table:style-name="Table2.B1" office:value-type="string">
            <text:p text:style-name="P43">•</text:p>
            <text:p text:style-name="P43"/>
            <text:p text:style-name="P43">•</text:p>
          </table:table-cell>
          <table:table-cell table:style-name="Table2.B1" office:value-type="string">
            <text:p text:style-name="P41"><text:a xlink:type="simple" xlink:href="mailto:rszhu@berkeley.edu" text:style-name="Internet_20_link" text:visited-style-name="Visited_20_Internet_20_Link"><text:span text:style-name="T157">rszhu@berkeley.edu</text:span></text:a></text:p>
            <text:p text:style-name="P36">858-371-8838</text:p>
            <text:p text:style-name="P37">Berkeley, CA</text:p>
          </table:table-cell>
          <table:table-cell table:style-name="Table2.B1" office:value-type="string">
            <text:p text:style-name="P42"/>
            <text:p text:style-name="P42"/>
            <text:p text:style-name="P42"/>
          </table:table-cell>
          <table:table-cell table:style-name="Table2.B1" office:value-type="string">
            <text:p text:style-name="P39"><text:a xlink:type="simple" xlink:href="https://www.linkedin.com/in/rszhu/" text:style-name="Internet_20_link" text:visited-style-name="Visited_20_Internet_20_Link"><text:span text:style-name="T157">linkedin.com/in/rszhu</text:span></text:a></text:p>
            <text:p text:style-name="P39"><text:a xlink:type="simple" xlink:href="https://github.com/richardszhu" text:style-name="Internet_20_link" text:visited-style-name="Visited_20_Internet_20_Link"><text:span text:style-name="T157">github.com/richardszhu</text:span></text:a></text:p>
            <text:p text:style-name="P38"><text:a xlink:type="simple" xlink:href="https://www.ocf.berkeley.edu/~rszhu/" text:style-name="Internet_20_link" text:visited-style-name="Visited_20_Internet_20_Link"><text:span text:style-name="T157">ocf.io/rszhu</text:span></text:a></text:p>
          </table:table-cell>
        </table:table-row>
      </table:table>
      <text:p text:style-name="P4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8"><office:annotation office:name="__Annotation__1520_34614965471"><dc:creator>Unknown Author</dc:creator><dc:date>2019-11-16T14:59:21.760709384</dc:date><text:p text:style-name="P64"><text:span text:style-name="T164">Top Margin: 10</text:span></text:p><text:p text:style-name="P64"><text:span text:style-name="T164">Bottom Margin: 0</text:span></text:p></office:annotation>E<text:span text:style-name="T153">D</text:span><office:annotation-end office:name="__Annotation__1520_34614965471"/><text:span text:style-name="T153">UCATION</text:span></text:p>
          </table:table-cell>
          <table:table-cell table:style-name="Table5.A1" office:value-type="string">
            <text:p text:style-name="P6">University of California, Berkeley</text:p>
            <text:p text:style-name="P15"><office:annotation office:name="__Annotation__1519_3461496547111"><dc:creator>Unknown Author</dc:creator><dc:date>2019-11-16T14:58:56.429663726</dc:date><text:p text:style-name="P64"><text:span text:style-name="T164">Top Margin : 0</text:span></text:p><text:p text:style-name="P64"><text:span text:style-name="T164">Bottom Margin : 0</text:span></text:p><text:p text:style-name="P64"><text:span text:style-name="T164"/></text:p></office:annotation><text:span text:style-name="T37">B.A. </text:span><office:annotation-end office:name="__Annotation__1519_3461496547111"/><text:span text:style-name="T37">Computer Science </text:span><text:span text:style-name="T7"><text:s text:c="20"/></text:span><text:span text:style-name="T30"><text:s/></text:span><text:span text:style-name="T7"><text:s text:c="51"/></text:span><text:span text:style-name="T9"><text:s text:c="7"/></text:span><text:span text:style-name="T45"><text:s/></text:span><text:span text:style-name="T7"><text:s text:c="81"/></text:span><text:span text:style-name="T6"><text:s text:c="89"/></text:span><text:span text:style-name="T10"><text:s text:c="14"/></text:span></text:p>
          </table:table-cell>
          <table:table-cell table:style-name="Table5.A1" office:value-type="string">
            <text:p text:style-name="P10"><text:span text:style-name="T49">GPA: </text:span><text:span text:style-name="T40">3</text:span><text:span text:style-name="T36">.</text:span><text:span text:style-name="T41">90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8"/>
          </table:table-cell>
          <table:table-cell table:style-name="Table6.A1" office:value-type="string">
            <text:p text:style-name="P1"><text:span text:style-name="T28">Relevant Coursework:</text:span><text:span text:style-name="T29"> </text:span><text:span text:style-name="T52">Data Structures, </text:span><text:span text:style-name="T51">Structure of Computer Programs</text:span><text:span text:style-name="T37">, </text:span><text:span text:style-name="T38">Linear Algebra &amp; Circuits</text:span><text:span text:style-name="T7"> <text:s text:c="15"/></text:span><text:span text:style-name="T30"><text:s/></text:span><text:span text:style-name="T7"><text:s text:c="51"/></text:span><text:span text:style-name="T9"><text:s text:c="7"/></text:span><text:span text:style-name="T45"><text:s/></text:span><text:span text:style-name="T7"><text:s text:c="81"/></text:span><text:span text:style-name="T6"><text:s text:c="89"/></text:span><text:span text:style-name="T10"><text:s text:c="14"/></text:span>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32">TEACHING/</text:p>
            <text:p text:style-name="P32">TUTORING</text:p>
          </table:table-cell>
          <table:table-cell table:style-name="Table13.A1" office:value-type="string">
            <text:p text:style-name="P8">Catalyst for Success <text:s/></text:p>
            <text:p text:style-name="P15"><text:span text:style-name="T21">Treasurer, </text:span><text:span text:style-name="T23">Senior Technology Mentor</text:span><text:span text:style-name="T30"> <text:s text:c="4"/></text:span><text:span text:style-name="T7"><text:s text:c="15"/></text:span><text:span text:style-name="T30"><text:s/></text:span><text:span text:style-name="T7"><text:s text:c="51"/></text:span><text:span text:style-name="T9"><text:s text:c="7"/></text:span><text:span text:style-name="T45"><text:s/></text:span><text:span text:style-name="T7"><text:s text:c="81"/></text:span><text:span text:style-name="T6"><text:s text:c="89"/></text:span><text:span text:style-name="T10"><text:s text:c="15"/></text:span></text:p>
          </table:table-cell>
          <table:table-cell table:style-name="Table13.A1" office:value-type="string">
            <text:p text:style-name="P3">San Diego, CA</text:p>
            <text:p text:style-name="P18"><text:span text:style-name="T11"><text:s text:c="2"/></text:span><text:span text:style-name="T14">Aug</text:span><text:span text:style-name="T16">. 201</text:span><text:span text:style-name="T20">7</text:span><text:span text:style-name="T16"> — </text:span><text:span text:style-name="T19">Jul. 2</text:span><text:span text:style-name="T16">019</text:span></text:p>
          </table:table-cell>
        </table:table-row>
      </table:table>
      <text:p text:style-name="P46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8"/>
          </table:table-cell>
          <table:table-cell table:style-name="Table15.A1" office:value-type="string">
            <text:list xml:id="list2142551968" text:style-name="L1">
              <text:list-item>
                <text:p text:style-name="P48">Taught programming and circuitry at the library to over 200 students (Python, Javascript, Arduino)</text:p>
              </text:list-item>
              <text:list-item>
                <text:p text:style-name="P49">Worked with library officials to organize regular weekly workshops and week-long summer camps</text:p>
              </text:list-item>
              <text:list-item>
                <text:p text:style-name="P53"><text:span text:style-name="T92">Received the C</text:span><text:span text:style-name="T113">atalyst</text:span><text:span text:style-name="T92"> Gold Award for outstanding </text:span><text:span text:style-name="T114">commitment to the club</text:span><text:span text:style-name="T66"> </text:span><text:span text:style-name="T59"><text:s text:c="51"/></text:span><text:span text:style-name="T136"><text:s text:c="7"/></text:span><text:span text:style-name="T124"><text:s/></text:span><text:span text:style-name="T59"><text:s text:c="81"/></text:span><text:span text:style-name="T53"><text:s text:c="89"/></text:span><text:span text:style-name="T137"><text:s text:c="14"/></text:span></text:p>
              </text:list-item>
            </text:list>
          </table:table-cell>
        </table:table-row>
      </table:table>
      <text:p text:style-name="P46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31"/>
          </table:table-cell>
          <table:table-cell table:style-name="Table11.A1" office:value-type="string">
            <text:p text:style-name="P14">Momentum Physics Tutoring and Outreach</text:p>
            <text:p text:style-name="P16"><text:span text:style-name="T26">President, </text:span><text:span text:style-name="T27">Senior Mentor</text:span><text:span text:style-name="T7"> <text:s text:c="7"/></text:span><text:span text:style-name="T30"><text:s/></text:span><text:span text:style-name="T7"><text:s text:c="51"/></text:span><text:span text:style-name="T9"><text:s text:c="7"/></text:span><text:span text:style-name="T45"><text:s/></text:span><text:span text:style-name="T7"><text:s text:c="81"/></text:span><text:span text:style-name="T6"><text:s text:c="89"/></text:span><text:span text:style-name="T10"><text:s text:c="15"/></text:span></text:p>
          </table:table-cell>
          <table:table-cell table:style-name="Table11.A1" office:value-type="string">
            <text:p text:style-name="P4">San Diego, CA</text:p>
            <text:p text:style-name="P19"><text:span text:style-name="T11"><text:s text:c="2"/></text:span><text:span text:style-name="T16">Sep. 2017 — </text:span><text:span text:style-name="T19">Jul. 2</text:span><text:span text:style-name="T16">019</text:span></text:p>
          </table:table-cell>
        </table:table-row>
      </table:table>
      <text:p text:style-name="P45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9"/>
          </table:table-cell>
          <table:table-cell table:style-name="Table12.A1" office:value-type="string">
            <text:list xml:id="list223728829593201" text:continue-numbering="true" text:style-name="L1">
              <text:list-item>
                <text:p text:style-name="P54"><text:span text:style-name="T112">Collaborated with</text:span><text:span text:style-name="T92"> </text:span><text:span text:style-name="T116">high </text:span><text:span text:style-name="T112">school </text:span><text:span text:style-name="T92">physics faculty to organize </text:span><text:span text:style-name="T115">afterschool</text:span><text:span text:style-name="T114"> </text:span><text:span text:style-name="T92">peer tutoring sessions</text:span></text:p>
              </text:list-item>
              <text:list-item>
                <text:p text:style-name="P57"><text:span text:style-name="T92">E</text:span><text:span text:style-name="T90">xpanded club schedule and recruited mentors to accommodate a growing number of physics students</text:span></text:p>
              </text:list-item>
              <text:list-item>
                <text:p text:style-name="P54"><text:span text:style-name="T92">Mentored peers one on one with AP Physics C, AP Physics 1-2, and Physics 1-2 Material</text:span><text:span text:style-name="T59"> <text:s text:c="4"/></text:span><text:span text:style-name="T66"><text:s/></text:span><text:span text:style-name="T59"><text:s text:c="51"/></text:span><text:span text:style-name="T136"><text:s text:c="7"/></text:span><text:span text:style-name="T124"><text:s/></text:span><text:span text:style-name="T59"><text:s text:c="81"/></text:span><text:span text:style-name="T53"><text:s text:c="89"/></text:span><text:span text:style-name="T137"><text:s text:c="14"/></text:span></text:p>
              </text:list-item>
            </text:list>
          </table:table-cell>
        </table:table-row>
      </table:table>
      <text:p text:style-name="P47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2"/>
          </table:table-cell>
          <table:table-cell table:style-name="Table7.A1" office:value-type="string">
            <text:p text:style-name="P7">Gateways Summer School</text:p>
            <text:p text:style-name="P17"><text:span text:style-name="T22">Teaching </text:span><text:span text:style-name="T25">Assistant </text:span><text:span text:style-name="T27">(Paid)</text:span><text:span text:style-name="T30"> <text:s text:c="2"/></text:span><text:span text:style-name="T7"><text:s text:c="15"/></text:span><text:span text:style-name="T30"><text:s/></text:span><text:span text:style-name="T7"><text:s text:c="51"/></text:span><text:span text:style-name="T9"><text:s text:c="7"/></text:span><text:span text:style-name="T45"><text:s/></text:span><text:span text:style-name="T7"><text:s text:c="81"/></text:span><text:span text:style-name="T6"><text:s text:c="89"/></text:span><text:span text:style-name="T10"><text:s text:c="15"/></text:span></text:p>
          </table:table-cell>
          <table:table-cell table:style-name="Table7.A1" office:value-type="string">
            <text:p text:style-name="P5">San Diego, CA</text:p>
            <text:p text:style-name="P12"><text:span text:style-name="T11"><text:s/>Jul.</text:span><text:span text:style-name="T16"> 2018 — Aug. 2018</text:span></text:p>
          </table:table-cell>
        </table:table-row>
      </table:table>
      <text:p text:style-name="P47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0"/>
          </table:table-cell>
          <table:table-cell table:style-name="Table8.A1" office:value-type="string">
            <text:list xml:id="list399971912" text:style-name="L2">
              <text:list-item>
                <text:p text:style-name="P55"><text:span text:style-name="T91">Aided Architecture &amp; Engineering teacher with giving lessons and </text:span><text:span text:style-name="T92">explaining </text:span><text:span text:style-name="T93">provided</text:span><text:span text:style-name="T92"> examples</text:span></text:p>
              </text:list-item>
              <text:list-item>
                <text:p text:style-name="P55"><text:span text:style-name="T91">Guided 30 students on their projects and supervised them during break, learning, and work times</text:span><text:span text:style-name="T59"> <text:s text:c="12"/></text:span><text:span text:style-name="T66"><text:s/></text:span><text:span text:style-name="T59"><text:s text:c="51"/></text:span><text:span text:style-name="T136"><text:s text:c="7"/></text:span><text:span text:style-name="T124"><text:s/></text:span><text:span text:style-name="T59"><text:s text:c="81"/></text:span><text:span text:style-name="T53"><text:s text:c="89"/></text:span><text:span text:style-name="T137"><text:s text:c="15"/></text:span></text:p>
              </text:list-item>
            </text:list>
          </table:table-cell>
        </table:table-row>
      </table:table>
      <text:p text:style-name="P47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9">E<text:span text:style-name="T155">XPERIENCE</text:span></text:p>
          </table:table-cell>
          <table:table-cell table:style-name="Table14.A1" office:value-type="string">
            <text:p text:style-name="P13"><text:span text:style-name="T64">California PATH </text:span><text:span text:style-name="T65">(</text:span><text:span text:style-name="Strong_20_Emphasis"><text:span text:style-name="T139">Partners for Advanced Transportation Technology</text:span></text:span><text:span text:style-name="Strong_20_Emphasis"><text:span text:style-name="T140">) </text:span></text:span></text:p>
            <text:p text:style-name="P16"><text:span text:style-name="T24">Research Assistant</text:span><text:span text:style-name="T30"> </text:span><text:span text:style-name="T7"><text:s text:c="15"/></text:span><text:span text:style-name="T30"><text:s/></text:span><text:span text:style-name="T7"><text:s text:c="51"/></text:span><text:span text:style-name="T9"><text:s text:c="7"/></text:span><text:span text:style-name="T45"><text:s/></text:span><text:span text:style-name="T7"><text:s text:c="81"/></text:span><text:span text:style-name="T6"><text:s text:c="89"/></text:span><text:span text:style-name="T10"><text:s text:c="15"/></text:span></text:p>
          </table:table-cell>
          <table:table-cell table:style-name="Table14.A1" office:value-type="string">
            <text:p text:style-name="P4"><text:span text:style-name="T156">Berkeley</text:span>, CA</text:p>
            <text:p text:style-name="P19"><text:span text:style-name="T11"><text:s/></text:span><text:span text:style-name="T13">Oct</text:span><text:span text:style-name="T12">.</text:span><text:span text:style-name="T16"> 201</text:span><text:span text:style-name="T18">9</text:span><text:span text:style-name="T16"> — </text:span><text:span text:style-name="T17">Present</text:span></text:p>
          </table:table-cell>
        </table:table-row>
      </table:table>
      <text:p text:style-name="P45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29"/>
          </table:table-cell>
          <table:table-cell table:style-name="Table16.A1" office:value-type="string">
            <text:list xml:id="list223729484832946" text:continue-numbering="true" text:style-name="L2">
              <text:list-item>
                <text:p text:style-name="P59"><text:span text:style-name="T100">E</text:span><text:span text:style-name="T101">valuate</text:span><text:span text:style-name="T100">d</text:span><text:span text:style-name="T101"> effectiveness</text:span><text:span text:style-name="T90"> </text:span><text:span text:style-name="T94">o</text:span><text:span text:style-name="T101">f</text:span><text:span text:style-name="T90"> </text:span><text:span text:style-name="T94">the Caltrans-</text:span><text:span text:style-name="T95">proposed “</text:span><text:span text:style-name="T94">Yellow Alert” </text:span><text:span text:style-name="T90">intelligent </text:span><text:span text:style-name="T95">transportation</text:span><text:span text:style-name="T94"> system</text:span></text:p>
              </text:list-item>
              <text:list-item>
                <text:p text:style-name="P59"><text:span text:style-name="T99">S</text:span><text:span text:style-name="T96">ynced</text:span><text:span text:style-name="T90"> </text:span><text:span text:style-name="T96">position</text:span><text:span text:style-name="T97">al</text:span><text:span text:style-name="T95">, </text:span><text:span text:style-name="T97">sensor</text:span><text:span text:style-name="T95">, and </text:span><text:span text:style-name="T97">behavioral</text:span><text:span text:style-name="T90"> data </text:span><text:span text:style-name="T99">collected </text:span><text:span text:style-name="T90">from </text:span><text:span text:style-name="T95">driving </text:span><text:span text:style-name="T90">simulation</text:span><text:span text:style-name="T95"> </text:span><text:span text:style-name="T97">test </text:span><text:span text:style-name="T98">trials</text:span></text:p>
              </text:list-item>
              <text:list-item>
                <text:p text:style-name="P58"><text:span text:style-name="T106">Wrote Python scripts to </text:span><text:span text:style-name="T107">automate</text:span><text:span text:style-name="T102"> </text:span><text:span text:style-name="T103">trial</text:span><text:span text:style-name="T102"> data </text:span><text:span text:style-name="T107">analysis</text:span><text:span text:style-name="T104">, </text:span><text:span text:style-name="T106">utilizing </text:span><text:span text:style-name="T105">SciPy, NumPy, </text:span><text:span text:style-name="T106">and </text:span><text:span text:style-name="T109">H5Py</text:span> <text:s text:c="6"/><text:span text:style-name="T79"><text:s text:c="2"/></text:span><text:span text:style-name="T59"><text:s text:c="7"/></text:span><text:span text:style-name="T53"><text:s text:c="89"/></text:span><text:span text:style-name="T137"><text:s text:c="15"/></text:span></text:p>
              </text:list-item>
            </text:list>
          </table:table-cell>
        </table:table-row>
      </table:table>
      <text:p text:style-name="P4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0"><office:annotation office:name="__Annotation__1537_3461496547111"><dc:creator>Unknown Author</dc:creator><dc:date>2019-11-16T15:07:10.405129210</dc:date><text:p text:style-name="P64"><text:span text:style-name="T164">Projects all one table</text:span></text:p></office:annotation>PROJECTS<office:annotation-end office:name="__Annotation__1537_3461496547111"/></text:p>
          </table:table-cell>
          <table:table-cell table:style-name="Table1.A1" office:value-type="string">
            <text:p text:style-name="P26"><text:span text:style-name="T63">Investment </text:span><text:span text:style-name="T59">Portfolio Diversity Visualization Tool </text:span><text:span text:style-name="T60">(</text:span><text:span text:style-name="T61">Python</text:span><text:span text:style-name="T60">)</text:span></text:p>
            <text:p text:style-name="P26"><text:span text:style-name="T77"><text:s text:c="2"/>✪ <text:s/></text:span><text:span text:style-name="T135"><text:s/></text:span><text:span text:style-name="T125">Won </text:span><text:span text:style-name="T126">the </text:span><text:span text:style-name="T127">BlackRock API Prize at CalHacks </text:span><text:span text:style-name="T128">6.0</text:span><text:span text:style-name="T78">,</text:span><text:span text:style-name="T108"> the largest collegiate hackathon in the world</text:span></text:p>
            <text:list xml:id="list223729088707523" text:continue-numbering="true" text:style-name="L2">
              <text:list-item>
                <text:p text:style-name="P56"><text:span text:style-name="T76">Built</text:span><text:span text:style-name="T69"> </text:span><text:span text:style-name="T76">a </text:span><text:span text:style-name="T69">tool</text:span><text:span text:style-name="T67"> that visualizes the diversity of an investment portfolio </text:span><text:span text:style-name="T68">given</text:span><text:span text:style-name="T67"> any </text:span><text:span text:style-name="T70">applicable </text:span><text:span text:style-name="T67">security attribute</text:span></text:p>
              </text:list-item>
              <text:list-item>
                <text:p text:style-name="P56"><text:span text:style-name="T129">Leveraged</text:span><text:span text:style-name="T130"> BlackRock’</text:span><text:span text:style-name="T131">s</text:span><text:span text:style-name="T130"> API to </text:span><text:span text:style-name="T132">compile, </text:span><text:span text:style-name="T130">sort, and categorize </text:span><text:span text:style-name="T133">security</text:span><text:span text:style-name="T130"> data f</text:span><text:span text:style-name="T133">rom an array of stock symbol</text:span><text:span text:style-name="T134">s</text:span></text:p>
              </text:list-item>
              <text:list-item>
                <text:p text:style-name="P56"><text:span text:style-name="T117">Integrated</text:span><text:span text:style-name="T118"> MatPlotLib to visualize </text:span><text:span text:style-name="T119">calculated diversity</text:span><text:span text:style-name="T118"> data and to create a GUI for </text:span><text:span text:style-name="T120">user</text:span><text:span text:style-name="T118"> </text:span><text:span text:style-name="T121">portfolio input</text:span><text:span text:style-name="T66"> <text:s text:c="4"/></text:span><text:span text:style-name="T59"><text:s text:c="7"/></text:span><text:span text:style-name="T66"><text:s/></text:span><text:span text:style-name="T59"><text:s text:c="51"/></text:span><text:span text:style-name="T136"><text:s text:c="7"/></text:span><text:span text:style-name="T124"><text:s/></text:span><text:span text:style-name="T59"><text:s text:c="81"/></text:span><text:span text:style-name="T53"><text:s text:c="89"/></text:span><text:span text:style-name="T137"><text:s text:c="14"/>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27"><text:span text:style-name="T59">Bomberman Remastered </text:span><text:span text:style-name="T60">(Java</text:span><text:span text:style-name="T62">)</text:span></text:p>
            <text:list xml:id="list223730619779116" text:continue-numbering="true" text:style-name="L2">
              <text:list-item>
                <text:p text:style-name="P50"><text:span text:style-name="T158">Created an improved </text:span>remake of the classic game Bomberman <text:span text:style-name="T159">that runs on modern operating systems</text:span></text:p>
              </text:list-item>
              <text:list-item>
                <text:p text:style-name="P51">Devised a <text:span text:style-name="T160">completely original</text:span> “competitive mode”, featuring dynamic, <text:span text:style-name="T160">real time</text:span> multiplayer gameplay</text:p>
              </text:list-item>
              <text:list-item>
                <text:p text:style-name="P52"><text:span text:style-name="T146">Utilized the Java Swing toolkit to design game </text:span><text:span text:style-name="T148">menus</text:span><text:span text:style-name="T147">,</text:span><text:span text:style-name="T146"> </text:span><text:span text:style-name="T147">handle player controls, and execute game events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23">Personal Website (HTML, CSS, JavaScript) </text:p>
            <text:list xml:id="list223730540755650" text:continue-numbering="true" text:style-name="L2">
              <text:list-item>
                <text:p text:style-name="P60"><text:span text:style-name="T85">Designed and </text:span><text:span text:style-name="T86">built</text:span><text:span text:style-name="T84"> a </text:span><text:span text:style-name="T80">personal website </text:span><text:span text:style-name="T81">from </text:span><text:span text:style-name="T82">the ground up</text:span><text:span text:style-name="T81">, </text:span><text:span text:style-name="T85">utilizing</text:span><text:span text:style-name="T83"> the Bootstrap </text:span><text:span text:style-name="T87">frontend</text:span><text:span text:style-name="T84"> </text:span><text:span text:style-name="T83">framework</text:span></text:p>
              </text:list-item>
              <text:list-item>
                <text:p text:style-name="P61"><text:span text:style-name="T83">I</text:span><text:span text:style-name="T80">ncorporated jQuery </text:span><text:span text:style-name="T88">for</text:span><text:span text:style-name="T80"> site animations and the Google Fonts API for </text:span><text:span text:style-name="T89">global</text:span><text:span text:style-name="T80"> type</text:span><text:span text:style-name="T88">face</text:span><text:span text:style-name="T80"> compatibility</text:span></text:p>
              </text:list-item>
              <text:list-item>
                <text:p text:style-name="P56"><text:span text:style-name="T122">H</text:span><text:span text:style-name="T123">osted page files remotely on UC Berkeley Open Computing Facility servers, via SSH </text:span><text:bookmark text:name="firstHeading111"/><text:span text:style-name="T138">File Transfer 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24">Scheme <text:span text:style-name="T152">Language</text:span> Interpreter <text:span text:style-name="T151">(</text:span>Python)</text:p>
            <text:list xml:id="list223730560145028" text:continue-numbering="true" text:style-name="L2">
              <text:list-item>
                <text:p text:style-name="P62"><text:span text:style-name="T58">Constructed</text:span><text:span text:style-name="T57"> a</text:span><text:span text:style-name="T55">n i</text:span><text:span text:style-name="T54">nterpreter for the Scheme </text:span><text:span text:style-name="T55">programming </text:span><text:span text:style-name="T54">language </text:span><text:span text:style-name="T56">(a dialect of Lisp)</text:span></text:p>
              </text:list-item>
              <text:list-item>
                <text:p text:style-name="P56"><text:span text:style-name="T67">Implemented </text:span><text:span text:style-name="T71">environments, </text:span><text:span text:style-name="T67">lexical</text:span><text:span text:style-name="T72"> </text:span><text:span text:style-name="T75">and </text:span><text:span text:style-name="T67">dynamic scoping, </text:span><text:span text:style-name="T72">exceptions, macros,</text:span><text:span text:style-name="T74"> </text:span><text:span text:style-name="T75">and </text:span><text:span text:style-name="T73">special form</text:span><text:span text:style-name="T75">s</text:span></text:p>
              </text:list-item>
            </text:list>
          </table:table-cell>
        </table:table-row>
        <text:soft-page-break/>
        <table:table-row table:style-name="Table1.1"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25"><text:span text:style-name="T3">Smart </text:span><text:span text:style-name="T2">Typing Practice Program</text:span><text:span text:style-name="T1"> </text:span><text:span text:style-name="T4">(Python)</text:span></text:p>
            <text:list xml:id="list223729765601252" text:continue-numbering="true" text:style-name="L2">
              <text:list-item>
                <text:p text:style-name="P56"><text:span text:style-name="T110">Developed</text:span><text:span text:style-name="T91"> interactive typing program that calculates typing speed and accuracy with every keystroke</text:span></text:p>
              </text:list-item>
              <text:list-item>
                <text:p text:style-name="P56"><text:span text:style-name="T110">Programmed</text:span><text:span text:style-name="T91"> smart autocorrect feature </text:span><text:span text:style-name="T111">that determines </text:span><text:span text:style-name="T91">similarity between input and a base word</text:span></text:p>
              </text:list-item>
            </text:list>
          </table:table-cell>
        </table:table-row>
      </table:table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3">AWARDS</text:p>
          </table:table-cell>
          <table:table-cell table:style-name="Table3.A1" office:value-type="string">
            <text:p text:style-name="P21"><text:span text:style-name="T162">Winner</text:span><text:span text:style-name="T163">,</text:span><text:span text:style-name="T143"> </text:span><text:span text:style-name="T141">CalHacks </text:span><text:span text:style-name="T142">6.0 BlackRock API Prize </text:span></text:p>
            <text:p text:style-name="P22"><text:span text:style-name="T4">Computer Science Scholar</text:span><text:span text:style-name="T5">,</text:span><text:span text:style-name="T143"> </text:span><text:span text:style-name="T144">I</text:span><text:span text:style-name="T141">ntuit Scholarship Program</text:span></text:p>
            <text:p text:style-name="P22"><text:span text:style-name="T4">Computer Science Scholar</text:span><text:span text:style-name="T5">, </text:span><text:span text:style-name="T141">Intuit George A. Hansen Program </text:span></text:p>
            <text:p text:style-name="P16"><text:span text:style-name="T47">Champion, </text:span><text:span text:style-name="T39">So</text:span><text:span text:style-name="T43">Cal</text:span><text:span text:style-name="T39"> Developmental Soccer League </text:span><text:span text:style-name="T42">Div. 1</text:span><text:span text:style-name="T44"> </text:span><text:span text:style-name="T48"><text:s/></text:span><text:span text:style-name="T50"><text:s/></text:span><text:span text:style-name="T35"><text:s text:c="2"/></text:span><text:span text:style-name="T45"><text:s text:c="4"/></text:span><text:span text:style-name="T7"><text:s text:c="5"/></text:span><text:span text:style-name="T30"><text:s/></text:span><text:span text:style-name="T7"><text:s text:c="51"/></text:span><text:span text:style-name="T9"><text:s text:c="7"/></text:span><text:span text:style-name="T45"><text:s/></text:span><text:span text:style-name="T7"><text:s text:c="81"/></text:span><text:span text:style-name="T6"><text:s text:c="89"/></text:span><text:span text:style-name="T10"><text:s text:c="15"/></text:span></text:p>
          </table:table-cell>
          <table:table-cell table:style-name="Table3.A1" office:value-type="string">
            <text:p text:style-name="P11"><text:span text:style-name="T16">O</text:span><text:span text:style-name="T15">ct. 2019</text:span></text:p>
            <text:p text:style-name="P20"><text:span text:style-name="T161">Apr</text:span>. 2019</text:p>
            <text:p text:style-name="P20"><text:span text:style-name="T161">Apr</text:span>. 2019</text:p>
            <text:p text:style-name="P20">Dec. 2018</text:p>
          </table:table-cell>
        </table:table-row>
      </table:table>
      <text:p text:style-name="P45"/>
      <text:p text:style-name="P4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4">SKILLS</text:p>
          </table:table-cell>
          <table:table-cell table:style-name="Table4.A1" office:value-type="string">
            <text:p text:style-name="P9"><text:span text:style-name="T145">Languages:</text:span><text:span text:style-name="T149"> </text:span>Python, Java, SQL, HTML/CSS, <text:span text:style-name="T154">JavaScript</text:span></text:p>
            <text:p text:style-name="P2"><text:span text:style-name="T46">Frameworks/Technologies:</text:span><text:span text:style-name="T8"> </text:span><text:span text:style-name="T31">Git, </text:span><text:span text:style-name="T34">Unix,</text:span><text:span text:style-name="T33"> </text:span><text:span text:style-name="T32">Bootstrap, NumPy,</text:span><text:span text:style-name="T33"> MATLAB</text:span><text:span text:style-name="T30"> <text:s text:c="2"/></text:span><text:span text:style-name="T7"><text:s text:c="7"/></text:span><text:span text:style-name="T30"><text:s/></text:span><text:span text:style-name="T7"><text:s text:c="51"/></text:span><text:span text:style-name="T9"><text:s text:c="7"/></text:span><text:span text:style-name="T45"><text:s/></text:span><text:span text:style-name="T7"><text:s text:c="81"/></text:span><text:span text:style-name="T6"><text:s text:c="89"/></text:span><text:span text:style-name="T10"><text:s text:c="14"/></text:span>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31T22:37:28.518527614</dc:date>
    <meta:editing-duration>P1DT6H1M14S</meta:editing-duration>
    <meta:editing-cycles>249</meta:editing-cycles>
    <meta:document-statistic meta:table-count="14" meta:image-count="6" meta:object-count="0" meta:page-count="2" meta:paragraph-count="76" meta:word-count="532" meta:character-count="6861" meta:non-whitespace-character-count="3201"/>
  </office:meta>
</office:document-meta>
</file>